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3.2396in" fo:margin-left="1.5021in" fo:margin-top="0in" fo:margin-bottom="0in" table:align="left" style:writing-mode="lr-tb"/>
    </style:style>
    <style:style style:name="Table1.A" style:family="table-column">
      <style:table-column-properties style:column-width="1.4583in"/>
    </style:style>
    <style:style style:name="Table1.B" style:family="table-column">
      <style:table-column-properties style:column-width="1.7806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fo:padding="0.0694in" fo:border="1pt solid #000001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P1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2" style:family="paragraph" style:parent-style-name="Standard" style:list-style-name="WWNum1" style:master-page-name="Standard">
      <style:paragraph-properties fo:margin-left="0.5in" fo:margin-right="0in" fo:margin-top="0in" fo:margin-bottom="0in" loext:contextual-spacing="true" fo:text-indent="-0.25in" style:auto-text-indent="false" style:page-number="1"/>
    </style:style>
    <style:style style:name="P3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1">
      <style:paragraph-properties fo:margin-left="1.5in" fo:margin-right="0in" fo:margin-top="0in" fo:margin-bottom="0in" loext:contextual-spacing="true" fo:text-indent="-0.25in" style:auto-text-indent="false"/>
    </style:style>
    <style:style style:name="P5" style:family="paragraph" style:parent-style-name="Standard">
      <style:paragraph-properties fo:margin-top="0in" fo:margin-bottom="0in" loext:contextual-spacing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34433190265521277" text:style-name="WWNum1">
        <text:list-item>
          <text:p text:style-name="P2">Choix et justification des solutions techniques :</text:p>
          <text:list>
            <text:list-item>
              <text:p text:style-name="P3">Languages &amp; frameworks utilisés.</text:p>
            </text:list-item>
            <text:list-item>
              <text:p text:style-name="P3">Hébergement du serveur</text:p>
            </text:list-item>
          </text:list>
        </text:list-item>
        <text:list-item>
          <text:p text:style-name="P1">Spécification de l’API REST (URL, Méthode, Paramètres, Réponses)</text:p>
        </text:list-item>
        <text:list-item>
          <text:p text:style-name="P1">Choix du type de carte (voir avec les autres groupes), Open street maps ?</text:p>
        </text:list-item>
        <text:list-item>
          <text:p text:style-name="P1">Formation sur les technologies utilisées</text:p>
        </text:list-item>
        <text:list-item>
          <text:p text:style-name="P1">Implémentation:</text:p>
          <text:list>
            <text:list-item>
              <text:p text:style-name="P3">Authentification, création des comptes (Joueurs et administrateurs) </text:p>
            </text:list-item>
            <text:list-item>
              <text:p text:style-name="P3">Traitement des cartes et positions:</text:p>
              <text:list>
                <text:list-item>
                  <text:p text:style-name="P4">Envoyer la carte.</text:p>
                </text:list-item>
                <text:list-item>
                  <text:p text:style-name="P4">Positionnement de joueurs.</text:p>
                </text:list-item>
                <text:list-item>
                  <text:p text:style-name="P4">Calcul de distances entre deux points.</text:p>
                </text:list-item>
                <text:list-item>
                  <text:p text:style-name="P4">Chercher des éléments dans un rayon centré autour d’un point.</text:p>
                </text:list-item>
                <text:list-item>
                  <text:p text:style-name="P4">Définition des zones. (Côté administration)</text:p>
                </text:list-item>
                <text:list-item>
                  <text:p text:style-name="P4">Appartenance aux zones.</text:p>
                </text:list-item>
                <text:list-item>
                  <text:p text:style-name="P4">Structurer les données pour optimiser les points iii. Et ii.</text:p>
                </text:list-item>
              </text:list>
            </text:list-item>
            <text:list-item>
              <text:p text:style-name="P3">Traitement des questions:</text:p>
              <text:list>
                <text:list-item>
                  <text:p text:style-name="P4">CRUD des questions/instances de questions. (Côté administrateur)</text:p>
                </text:list-item>
                <text:list-item>
                  <text:p text:style-name="P4">Envoyer les questions environnantes aux joueurs.</text:p>
                </text:list-item>
                <text:list-item>
                  <text:p text:style-name="P4">Récupérer/Valider les réponses.</text:p>
                </text:list-item>
              </text:list>
            </text:list-item>
            <text:list-item>
              <text:p text:style-name="P3"><text:soft-page-break/>Rangs &amp; Scores:</text:p>
              <text:list>
                <text:list-item>
                  <text:p text:style-name="P4">Envoyer le score du joueur</text:p>
                </text:list-item>
                <text:list-item>
                  <text:p text:style-name="P4">Envoyer le rang du joueur</text:p>
                </text:list-item>
              </text:list>
            </text:list-item>
            <text:list-item>
              <text:p text:style-name="P3">Stats et supervision:</text:p>
              <text:list>
                <text:list-item>
                  <text:p text:style-name="P4">Récupérer des variables statistiques.</text:p>
                </text:list-item>
                <text:list-item>
                  <text:p text:style-name="P4">Modifier des paramètres de jeu.</text:p>
                </text:list-item>
                <text:list-item>
                  <text:p text:style-name="P4">Mise à jour de la carte</text:p>
                </text:list-item>
                <text:list-item>
                  <text:p text:style-name="P4">Historique des questions validées</text:p>
                </text:list-item>
              </text:list>
            </text:list-item>
          </text:list>
        </text:list-item>
        <text:list-item>
          <text:p text:style-name="P1">Phase de tests</text:p>
          <text:list>
            <text:list-item>
              <text:p text:style-name="P3">Ecrire un outil en console pour tester </text:p>
            </text:list-item>
            <text:list-item>
              <text:p text:style-name="P3">Tests de la partie serveur</text:p>
            </text:list-item>
            <text:list-item>
              <text:p text:style-name="P3">Tests du jeu complet</text:p>
            </text:list-item>
          </text:list>
        </text:list-item>
        <text:list-item>
          <text:p text:style-name="P1">Rédaction du rapport V1 (10/05)</text:p>
        </text:list-item>
        <text:list-item>
          <text:p text:style-name="P1">Présentation du résultat du projet à l’encadrant: semaine 22 (semaine du 29 Mai)</text:p>
        </text:list-item>
        <text:list-item>
          <text:p text:style-name="P1">Rédaction du rapport V2 (07/06)</text:p>
        </text:list-item>
        <text:list-item>
          <text:p text:style-name="P1">Création du poster (13/06)</text:p>
        </text:list-item>
        <text:list-item>
          <text:p text:style-name="P1">Préparation Soutenance (28-29/06)</text:p>
        </text:list-item>
      </text:list>
      <text:p text:style-name="P5"/>
      <text:p text:style-name="P5"/>
      <text:p text:style-name="P5"/>
      <text:p text:style-name="P5"/>
      <text:p text:style-name="P5"><text:soft-page-break/></text:p>
      <text:p text:style-name="P5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6">Semaines</text:p>
          </table:table-cell>
          <table:table-cell table:style-name="Table1.A1" office:value-type="string">
            <text:p text:style-name="P6">Tâches</text:p>
          </table:table-cell>
        </table:table-row>
        <table:table-row table:style-name="Table1.2">
          <table:table-cell table:style-name="Table1.A1" office:value-type="string">
            <text:p text:style-name="P6">10</text:p>
          </table:table-cell>
          <table:table-cell table:style-name="Table1.A1" office:value-type="string">
            <text:p text:style-name="P6">1, 2</text:p>
          </table:table-cell>
        </table:table-row>
        <table:table-row table:style-name="Table1.3">
          <table:table-cell table:style-name="Table1.A1" office:value-type="string">
            <text:p text:style-name="P6">11</text:p>
          </table:table-cell>
          <table:table-cell table:style-name="Table1.A1" office:value-type="string">
            <text:p text:style-name="P6">3, 4</text:p>
          </table:table-cell>
        </table:table-row>
        <table:table-row table:style-name="Table1.4">
          <table:table-cell table:style-name="Table1.A1" office:value-type="string">
            <text:p text:style-name="P6">12</text:p>
          </table:table-cell>
          <table:table-cell table:style-name="Table1.A1" office:value-type="string">
            <text:p text:style-name="P6">5.a, 5.b</text:p>
          </table:table-cell>
        </table:table-row>
        <table:table-row table:style-name="Table1.5">
          <table:table-cell table:style-name="Table1.A1" office:value-type="string">
            <text:p text:style-name="P6">13</text:p>
          </table:table-cell>
          <table:table-cell table:style-name="Table1.A1" office:value-type="string">
            <text:p text:style-name="P6">5.b</text:p>
          </table:table-cell>
        </table:table-row>
        <table:table-row table:style-name="Table1.6">
          <table:table-cell table:style-name="Table1.A1" office:value-type="string">
            <text:p text:style-name="P6">14</text:p>
          </table:table-cell>
          <table:table-cell table:style-name="Table1.A1" office:value-type="string">
            <text:p text:style-name="P6">5.b</text:p>
          </table:table-cell>
        </table:table-row>
        <table:table-row table:style-name="Table1.7">
          <table:table-cell table:style-name="Table1.A1" office:value-type="string">
            <text:p text:style-name="P6">15</text:p>
          </table:table-cell>
          <table:table-cell table:style-name="Table1.A1" office:value-type="string">
            <text:p text:style-name="P6">5.c</text:p>
          </table:table-cell>
        </table:table-row>
        <table:table-row table:style-name="Table1.8">
          <table:table-cell table:style-name="Table1.A1" office:value-type="string">
            <text:p text:style-name="P6">16</text:p>
          </table:table-cell>
          <table:table-cell table:style-name="Table1.A1" office:value-type="string">
            <text:p text:style-name="P6">5.d</text:p>
          </table:table-cell>
        </table:table-row>
        <table:table-row table:style-name="Table1.9">
          <table:table-cell table:style-name="Table1.A1" office:value-type="string">
            <text:p text:style-name="P6">17</text:p>
          </table:table-cell>
          <table:table-cell table:style-name="Table1.A1" office:value-type="string">
            <text:p text:style-name="P6">5.e</text:p>
          </table:table-cell>
        </table:table-row>
        <table:table-row table:style-name="Table1.10">
          <table:table-cell table:style-name="Table1.A1" office:value-type="string">
            <text:p text:style-name="P6">18</text:p>
          </table:table-cell>
          <table:table-cell table:style-name="Table1.A1" office:value-type="string">
            <text:p text:style-name="P6">6.a</text:p>
          </table:table-cell>
        </table:table-row>
        <table:table-row table:style-name="Table1.11">
          <table:table-cell table:style-name="Table1.A1" office:value-type="string">
            <text:p text:style-name="P6">19</text:p>
          </table:table-cell>
          <table:table-cell table:style-name="Table1.A1" office:value-type="string">
            <text:p text:style-name="P6">6.b, 6.c</text:p>
          </table:table-cell>
        </table:table-row>
        <table:table-row table:style-name="Table1.12">
          <table:table-cell table:style-name="Table1.A1" office:value-type="string">
            <text:p text:style-name="P6">20</text:p>
          </table:table-cell>
          <table:table-cell table:style-name="Table1.A1" office:value-type="string">
            <text:p text:style-name="P6">7</text:p>
          </table:table-cell>
        </table:table-row>
        <table:table-row table:style-name="Table1.13">
          <table:table-cell table:style-name="Table1.A1" office:value-type="string">
            <text:p text:style-name="P6">21</text:p>
          </table:table-cell>
          <table:table-cell table:style-name="Table1.A1" office:value-type="string">
            <text:p text:style-name="P6">7,8</text:p>
          </table:table-cell>
        </table:table-row>
        <table:table-row table:style-name="Table1.14">
          <table:table-cell table:style-name="Table1.A1" office:value-type="string">
            <text:p text:style-name="P6">22</text:p>
          </table:table-cell>
          <table:table-cell table:style-name="Table1.A1" office:value-type="string">
            <text:p text:style-name="P6">8</text:p>
          </table:table-cell>
        </table:table-row>
        <table:table-row table:style-name="Table1.15">
          <table:table-cell table:style-name="Table1.A1" office:value-type="string">
            <text:p text:style-name="P6">23</text:p>
          </table:table-cell>
          <table:table-cell table:style-name="Table1.A1" office:value-type="string">
            <text:p text:style-name="P6">9</text:p>
          </table:table-cell>
        </table:table-row>
        <table:table-row table:style-name="Table1.16">
          <table:table-cell table:style-name="Table1.A1" office:value-type="string">
            <text:p text:style-name="P6">24</text:p>
          </table:table-cell>
          <table:table-cell table:style-name="Table1.A1" office:value-type="string">
            <text:p text:style-name="P6">10</text:p>
          </table:table-cell>
        </table:table-row>
        <table:table-row table:style-name="Table1.17">
          <table:table-cell table:style-name="Table1.A1" office:value-type="string">
            <text:p text:style-name="P6">25</text:p>
          </table:table-cell>
          <table:table-cell table:style-name="Table1.A1" office:value-type="string">
            <text:p text:style-name="P6">11</text:p>
          </table:table-cell>
        </table:table-row>
        <table:table-row table:style-name="Table1.18">
          <table:table-cell table:style-name="Table1.A1" office:value-type="string">
            <text:p text:style-name="P6">26</text:p>
          </table:table-cell>
          <table:table-cell table:style-name="Table1.A1" office:value-type="string">
            <text:p text:style-name="P6">11</text:p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5" meta:paragraph-count="73" meta:word-count="274" meta:character-count="1538" meta:non-whitespace-character-count="1372"/>
    <meta:generator>LibreOfficeDev/5.1.0.3$Linux_X86_64 LibreOffice_project/</meta:generator>
  </office:meta>
</office:document-meta>
</file>